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ЧЕТ № [ORDER_NUMBER]</text:p>
      <text:p text:style-name="P1"/>
      <text:p text:style-name="P1">от [ORDER_DOCUMENT_DATE]</text:p>
      <text:p text:style-name="Standard"/>
      <text:p text:style-name="Standard"/>
      <text:p text:style-name="Standard">Куку грин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35:48</meta:creation-date>
    <dc:date>2012-07-09T15:17:11</dc:date>
    <meta:editing-duration>PT41M24S</meta:editing-duration>
    <meta:editing-cycles>2</meta:editing-cycles>
    <meta:generator>LibreOffice/3.4$Linux LibreOffice_project/340m1$Build-402</meta:generator>
    <meta:document-statistic meta:table-count="0" meta:image-count="0" meta:object-count="0" meta:page-count="1" meta:paragraph-count="3" meta:word-count="7" meta:character-count="55" meta:non-whitespace-character-count="51"/>
  </office:meta>
</office:document-meta>
</file>